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50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9" calcext:value-type="float">
            <text:p>9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07T23:43:28.445676343</dc:date>
    <meta:editing-duration>P104DT3H19M10S</meta:editing-duration>
    <meta:editing-cycles>621</meta:editing-cycles>
    <meta:document-statistic meta:table-count="5" meta:cell-count="631" meta:object-count="0"/>
  </office:meta>
</office:document-meta>
</file>